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625in"/>
    </style:style>
    <style:style style:name="Table2.D" style:family="table-column">
      <style:table-column-properties style:column-width="1.62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72b4d" style:font-name="Roboto Mono" fo:font-size="9pt" style:font-name-asian="Roboto Mono1" style:font-size-asian="9pt" style:font-name-complex="Roboto Mono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reality CR-10S 3D Printer Post-Build Checklist</text:span></text:p>
      <text:p text:style-name="Standard"/>
      <text:p text:style-name="Standard">__ Flash new firmware - Build # _______ <text:s/>Commit SHA __________________</text:p>
      <text:p text:style-name="Standard">__ Powers on</text:p>
      <text:p text:style-name="Standard">__ M502 to reset EEPROM to factory default (if new FW version); M500 to write EEPROM</text:p>
      <text:p text:style-name="Standard">__ M115 confirm firmware info</text:p>
      <text:p text:style-name="Standard"/>
      <text:p text:style-name="Standard">__ Screen &amp; control wheel work</text:p>
      <text:p text:style-name="Standard">__ M119 - endstop state (or M43 E1 to watch endstops, M43 E0 to stop); test</text:p>
      <text:p text:style-name="P2">__ X __ Y __ Z</text:p>
      <text:p text:style-name="Standard">__ “M43 S” to test BLTouch (M401 deploy probe M402 stow probe)</text:p>
      <text:p text:style-name="P3"/>
      <text:p text:style-name="Standard">__ M105 report temperature</text:p>
      <text:p text:style-name="Standard"><text:tab/>__ Bed looks sane __ Hotend looks sane</text:p>
      <text:p text:style-name="Standard">__ Print cooling fan - “M106 P0 S255” for full speed; “M107 P0” to turn off</text:p>
      <text:p text:style-name="Standard"/>
      <text:p text:style-name="Standard">__ Quick PID autotune bed: <text:span text:style-name="T2">M303 C6 D1 E-1 S50 U1</text:span></text:p>
      <text:p text:style-name="Standard">__ Thermocouple on bed; heat bed to various temperatures and compare thermocouple and M105 (see reverse)</text:p>
      <text:p text:style-name="Standard">__ Quick PID autotune hotend: <text:span text:style-name="T2">M303 C6 D1 E0 S200 U1</text:span></text:p>
      <text:p text:style-name="Standard">__ Thermocouple in nozzle; heat to various temperatures and compare with M105 (see reverse)</text:p>
      <text:p text:style-name="P2"><text:soft-page-break/>__ Hotend fan turned on</text:p>
      <text:p text:style-name="Standard"/>
      <text:p text:style-name="Standard">__ <text:span text:style-name="T1">If no thermocouple in nozzle!!</text:span></text:p>
      <text:p text:style-name="P4">__ Auto-home</text:p>
      <text:p text:style-name="P4">__ Move X axis in both directions</text:p>
      <text:p text:style-name="P4">__ Move Y axis in both directions</text:p>
      <text:p text:style-name="P4">__ Move Z axis in both directions</text:p>
      <text:p text:style-name="Standard">__ Case fan turned on</text:p>
      <text:p text:style-name="Standard"/>
      <text:p text:style-name="Standard">__ <text:span text:style-name="T1">If no thermocouple in nozzle!! </text:span>Probe bed with BLTouch (G30 X150 Y150)</text:p>
      <text:p text:style-name="Standard">__ <text:span text:style-name="T1">If no thermocouple in nozzle!! </text:span>M48 Probe Repeatability Test</text:p>
      <text:p text:style-name="Standard"/>
      <text:p text:style-name="Standard">__ Put on nozzle; tighten nozzle, heat break/block, heater and temp sensor screws (Heat hotend to 220 and tighten nozzle, heat block, grub screw)</text:p>
      <text:p text:style-name="Standard"><text:tab/>__ Move Extruder in both directions (needs hotend heated)</text:p>
      <text:p text:style-name="Standard"/>
      <text:p text:style-name="Standard">__ BLTouch mesh calculation</text:p>
      <text:p text:style-name="Standard"/>
      <text:p text:style-name="Standard">__ Test filament runout sensor (M119 and M412)</text:p>
      <text:p text:style-name="Standard"/>
      <text:p text:style-name="Standard">__ Run a test print</text:p>
      <text:p text:style-name="Standard"/>
      <text:p text:style-name="Standard"><text:soft-page-break/>Temperature sensor test. To get ADC values, firmware must be built with SHOW_TEMP_ADC_VALUES enabled in Configuration_adv.h</text:p>
      <text:p text:style-name="Standard"/>
      <text:p text:style-name="Standard"><text:span text:style-name="T1">BED TEMPERATURE</text:span>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5"><text:span text:style-name="T1">Requested °C</text:span></text:p>
          </table:table-cell>
          <table:table-cell table:style-name="Table1.A1" office:value-type="string">
            <text:p text:style-name="P5"><text:span text:style-name="T1">Reported <text:s/>°C</text:span></text:p>
          </table:table-cell>
          <table:table-cell table:style-name="Table1.A1" office:value-type="string">
            <text:p text:style-name="P5"><text:span text:style-name="T1">ADC Value</text:span></text:p>
          </table:table-cell>
          <table:table-cell table:style-name="Table1.A1" office:value-type="string">
            <text:p text:style-name="P5"><text:span text:style-name="T1">Thermocouple <text:s/>°C</text:span></text:p>
          </table:table-cell>
        </table:table-row>
        <table:table-row table:style-name="Table1.1">
          <table:table-cell table:style-name="Table1.A1" office:value-type="string">
            <text:p text:style-name="P5">(idle)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3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3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4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4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5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5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Standard"/>
      <text:p text:style-name="Standard"/>
      <text:p text:style-name="Standard"><text:span text:style-name="T1">EXTRUDER TEMPERATURE</text:span></text:p>
      <text:p text:style-name="Standard"/>
      <table:table table:name="Table2" table:style-name="Table2">
        <table:table-column table:style-name="Table2.A" table:number-columns-repeated="3"/>
        <table:table-column table:style-name="Table2.D"/>
        <text:soft-page-break/>
        <table:table-row table:style-name="Table2.1">
          <table:table-cell table:style-name="Table2.A1" office:value-type="string">
            <text:p text:style-name="P1"><text:span text:style-name="T1">Requested °C</text:span></text:p>
          </table:table-cell>
          <table:table-cell table:style-name="Table2.A1" office:value-type="string">
            <text:p text:style-name="P1"><text:span text:style-name="T1">Reported <text:s/>°C</text:span></text:p>
          </table:table-cell>
          <table:table-cell table:style-name="Table2.A1" office:value-type="string">
            <text:p text:style-name="P1"><text:span text:style-name="T1">ADC Value</text:span></text:p>
          </table:table-cell>
          <table:table-cell table:style-name="Table2.A1" office:value-type="string">
            <text:p text:style-name="P1"><text:span text:style-name="T1">Thermocouple <text:s/>°C</text:span></text:p>
          </table:table-cell>
        </table:table-row>
        <table:table-row table:style-name="Table2.1">
          <table:table-cell table:style-name="Table2.A1" office:value-type="string">
            <text:p text:style-name="P1">(idle)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5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7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10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15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20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2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25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30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>32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4" meta:paragraph-count="58" meta:word-count="326" meta:character-count="1779" meta:non-whitespace-character-count="1504"/>
    <meta:generator>LibreOfficeDev/6.0.5.2$Linux_X86_64 LibreOffice_project/</meta:generator>
  </office:meta>
</office:document-meta>
</file>